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34000000343FB3F43192A0E2AE.jpg" manifest:media-type="image/jpeg"/>
  <manifest:file-entry manifest:full-path="Pictures/TablePreview4.svm" manifest:media-type=""/>
  <manifest:file-entry manifest:full-path="Pictures/100002010000012C000000EA61E54A5F3885EE6C.png" manifest:media-type="image/png"/>
  <manifest:file-entry manifest:full-path="Pictures/TablePreview3.svm" manifest:media-type=""/>
  <manifest:file-entry manifest:full-path="Pictures/1000000000000231000002209FC91C85A466B2C4.jpg" manifest:media-type="image/jpeg"/>
  <manifest:file-entry manifest:full-path="Pictures/100000000000034A000001B81D8EE6D235BA0454.jpg" manifest:media-type="image/jpeg"/>
  <manifest:file-entry manifest:full-path="Pictures/100000000000013B000000A0525D4050A9FBBC8D.jpg" manifest:media-type="image/jpeg"/>
  <manifest:file-entry manifest:full-path="Pictures/100002010000089800000205F01FBB13861C5833.png" manifest:media-type="image/png"/>
  <manifest:file-entry manifest:full-path="Pictures/1000020100000373000000CF6BCA61687F26C68B.png" manifest:media-type="image/png"/>
  <manifest:file-entry manifest:full-path="Pictures/100002010000002E0000002E66A297C26F1BDA83.png" manifest:media-type="image/png"/>
  <manifest:file-entry manifest:full-path="Pictures/10000000000002E200000302186DD3D6F0B0BCA4.jpg" manifest:media-type="image/jpeg"/>
  <manifest:file-entry manifest:full-path="Pictures/1000000000000113000000B7AFD2F1E0BCFF879E.png" manifest:media-type="image/pn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5" svg:font-family="'Century Gothic'" style:font-adornments="Regular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6699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" style:family="graphic" style:parent-style-name="standard">
      <style:graphic-properties draw:fill-color="#006699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fo:min-height="0.888cm"/>
    </style:style>
    <style:style style:name="pr5" style:family="presentation" style:parent-style-name="Title_20_and_20_Content-outline1">
      <style:graphic-properties fo:min-height="8.893cm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955cm" style:use-optimal-column-width="false"/>
    </style:style>
    <style:style style:name="co2" style:family="table-column">
      <style:table-column-properties style:column-width="6.245cm" style:use-optimal-column-width="false"/>
    </style:style>
    <style:style style:name="co3" style:family="table-column">
      <style:table-column-properties style:column-width="6.244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co5" style:family="table-column">
      <style:table-column-properties style:column-width="1.978cm" style:use-optimal-column-width="false"/>
    </style:style>
    <style:style style:name="co6" style:family="table-column">
      <style:table-column-properties style:column-width="5.513cm" style:use-optimal-column-width="false"/>
    </style:style>
    <style:style style:name="ro1" style:family="table-row">
      <style:table-row-properties style:row-height="1.093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061cm"/>
    </style:style>
    <style:style style:name="ro4" style:family="table-row">
      <style:table-row-properties style:row-height="0.971cm"/>
    </style:style>
    <style:style style:name="ro5" style:family="table-row">
      <style:table-row-properties style:row-height="2.47cm"/>
    </style:style>
    <style:style style:name="ro6" style:family="table-row">
      <style:table-row-properties style:row-height="1.449cm"/>
    </style:style>
    <style:style style:name="ro7" style:family="table-row">
      <style:table-row-properties style:row-height="1.216cm"/>
    </style:style>
    <style:style style:name="ro8" style:family="table-row">
      <style:table-row-properties style:row-height="0.783cm"/>
    </style:style>
    <style:style style:name="ce1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1.245cm" fo:margin-right="0cm" fo:margin-top="0cm" fo:margin-bottom="0cm" fo:line-height="100%" fo:text-align="start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5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1.245cm" fo:margin-right="0cm" fo:margin-top="0cm" fo:margin-bottom="0cm" fo:line-height="100%" fo:text-align="start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5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1.245cm" fo:margin-right="0cm" fo:margin-top="0cm" fo:margin-bottom="0cm" fo:line-height="100%" fo:text-align="start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5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1.245cm" fo:margin-right="0cm" fo:margin-top="0cm" fo:margin-bottom="0cm" fo:line-height="100%" fo:text-align="start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5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.2cm" fo:margin-bottom="0.2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.2cm" fo:margin-bottom="0.2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margin-top="0.2cm" fo:margin-bottom="0.2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006699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cm" fo:padding-bottom="0cm" fo:padding-left="0cm" fo:padding-right="0cm" fo:wrap-option="no-wrap"/>
      <style:paragraph-properties fo:margin-left="0cm" fo:margin-right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font-independent-line-spacing="true"/>
      <style:text-properties fo:font-size="1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1.245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5" fo:font-size="16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fo:color="#ffffff" fo:font-size="18pt" style:font-size-asian="18pt" style:font-size-complex="18pt"/>
    </style:style>
    <style:style style:name="P14" style:family="paragraph">
      <style:text-properties fo:color="#009933" fo:font-size="14pt" style:font-size-asian="14pt" style:font-size-complex="14pt"/>
    </style:style>
    <style:style style:name="P15" style:family="paragraph">
      <style:paragraph-properties fo:margin-left="0cm" fo:margin-right="0cm" fo:margin-top="0.2cm" fo:margin-bottom="0.2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text-align="center"/>
      <style:text-properties style:font-name="Century Gothic4" fo:font-size="28pt" style:font-size-asian="28pt" style:font-size-complex="28pt"/>
    </style:style>
    <style:style style:name="T1" style:family="text">
      <style:text-properties fo:color="#ffffff" fo:font-size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/>
    </style:style>
    <style:style style:name="T5" style:family="text">
      <style:text-properties fo:color="#006699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style:font-name="Century Gothic5" fo:font-size="16pt" style:font-size-asian="16pt" style:font-size-complex="16pt"/>
    </style:style>
    <style:style style:name="T11" style:family="text">
      <style:text-properties fo:color="#ffffff" fo:font-size="18pt"/>
    </style:style>
    <style:style style:name="T12" style:family="text">
      <style:text-properties fo:color="#009933" fo:font-size="14pt" style:font-size-asian="14pt" style:font-size-complex="14pt"/>
    </style:style>
    <style:style style:name="T13" style:family="text">
      <style:text-properties fo:color="#ffffff" fo:font-size="18pt" style:font-size-asian="20pt" style:font-size-complex="20pt"/>
    </style:style>
    <style:style style:name="T14" style:family="text">
      <style:text-properties style:font-name="Century Gothic4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6" draw:id="id6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AVL Tree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“An algorithm for information organization”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Contents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Operations</text:span></text:p>
                <text:list>
                  <text:list-item>
                    <text:p><text:span text:style-name="T3">Insertion</text:span></text:p>
                  </text:list-item>
                  <text:list-item>
                    <text:p><text:span text:style-name="T3">Searching</text:span></text:p>
                  </text:list-item>
                  <text:list-item>
                    <text:p><text:span text:style-name="T3">Traversal</text:span></text:p>
                  </text:list-item>
                  <text:list-item>
                    <text:p><text:span text:style-name="T3">Deletion</text:span></text:p>
                  </text:list-item>
                </text:list>
              </text:list-item>
              <text:list-item>
                <text:p><text:span text:style-name="T3">Time Complexity</text:span></text:p>
              </text:list-item>
              <text:list-item>
                <text:p><text:span text:style-name="T3">Application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xml:id="id9" text:id="id9"><text:span text:style-name="T3">Tree is hierarchical manner of organizing data.</text:span></text:p>
              </text:list-item>
              <text:list-item>
                <text:p xml:id="id10" text:id="id10"><text:span text:style-name="T3">Requirements for tree:</text:span></text:p>
                <text:list>
                  <text:list-item>
                    <text:p xml:id="id11" text:id="id11"><text:span text:style-name="T3">Searching is comparatively slower in linear data structure</text:span></text:p>
                  </text:list-item>
                  <text:list-item>
                    <text:p xml:id="id12" text:id="id12"><text:span text:style-name="T3">Need to visit all previous nodes to search an element</text:span></text:p>
                  </text:list-item>
                  <text:list-item>
                    <text:p xml:id="id13" text:id="id13"><text:span text:style-name="T3">Worst case time complexity of O(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14" draw:id="id14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Binary Search Tree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xml:id="id15" text:id="id15"><text:span text:style-name="T3">Disadvantage:</text:span></text:p>
                <text:list>
                  <text:list-item>
                    <text:p xml:id="id16" text:id="id16"><text:span text:style-name="T3">Skewed tree</text:span></text:p>
                  </text:list-item>
                </text:list>
              </text:list-item>
            </text:list>
          </draw:text-box>
        </draw:frame>
        <draw:custom-shape draw:style-name="gr2" draw:text-style-name="P8" xml:id="id1" draw:id="id1" draw:layer="layout" svg:width="1cm" svg:height="1cm" svg:x="6.4cm" svg:y="3.6cm">
          <text:p text:style-name="P7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4" draw:id="id4" draw:layer="layout" svg:width="1cm" svg:height="1cm" svg:x="11.2cm" svg:y="7.6cm">
          <text:p text:style-name="P7"><text:span text:style-name="T4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5" draw:id="id5" draw:layer="layout" svg:width="1cm" svg:height="1cm" svg:x="12.8cm" svg:y="9cm">
          <text:p text:style-name="P7"><text:span text:style-name="T4">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2" draw:id="id2" draw:layer="layout" svg:width="1cm" svg:height="1cm" svg:x="7.847cm" svg:y="4.823cm">
          <text:p text:style-name="P7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" draw:id="id3" draw:layer="layout" svg:width="1cm" svg:height="1cm" svg:x="9.6cm" svg:y="6.2cm">
          <text:p text:style-name="P7"><text:span text:style-name="T4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xml:id="id17" draw:id="id17" draw:layer="layout" draw:type="line" svg:x1="7.254cm" svg:y1="4.454cm" svg:x2="7.993cm" svg:y2="4.969cm" draw:start-shape="id1" draw:start-glue-point="9" draw:end-shape="id2" draw:end-glue-point="5" svg:d="M7254 4454l739 515" svg:viewBox="0 0 740 516">
          <text:p/>
        </draw:connector>
        <draw:connector draw:style-name="gr3" draw:text-style-name="P7" xml:id="id18" draw:id="id18" draw:layer="layout" draw:type="line" svg:x1="8.701cm" svg:y1="5.677cm" svg:x2="9.746cm" svg:y2="6.346cm" draw:start-shape="id2" draw:start-glue-point="9" draw:end-shape="id3" draw:end-glue-point="5" svg:d="M8701 5677l1045 669" svg:viewBox="0 0 1046 670">
          <text:p/>
        </draw:connector>
        <draw:connector draw:style-name="gr3" draw:text-style-name="P7" xml:id="id19" draw:id="id19" draw:layer="layout" draw:type="line" svg:x1="10.454cm" svg:y1="7.054cm" svg:x2="11.346cm" svg:y2="7.746cm" draw:start-shape="id3" draw:start-glue-point="9" draw:end-shape="id4" draw:end-glue-point="5" svg:d="M10454 7054l892 692" svg:viewBox="0 0 893 693">
          <text:p/>
        </draw:connector>
        <draw:connector draw:style-name="gr3" draw:text-style-name="P7" xml:id="id20" draw:id="id20" draw:layer="layout" draw:type="line" svg:x1="12.054cm" svg:y1="8.454cm" svg:x2="12.946cm" svg:y2="9.146cm" draw:start-shape="id4" draw:start-glue-point="9" draw:end-shape="id5" draw:end-glue-point="5" svg:d="M12054 8454l892 692" svg:viewBox="0 0 893 693">
          <text:p/>
        </draw:connector>
        <draw:frame draw:style-name="gr4" xml:id="id21" draw:id="id21" draw:layer="layout" svg:width="2.8cm" svg:height="0.962cm" svg:x="7.6cm" svg:y="3.492cm">
          <draw:text-box>
            <text:p>root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22" draw:id="id22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AVL Tree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In 1962, by Georgy </text:span><text:span text:style-name="T5">A</text:span><text:span text:style-name="T3">delson – </text:span><text:span text:style-name="T5">V</text:span><text:span text:style-name="T3">elsky and Evgenii </text:span><text:span text:style-name="T5">L</text:span><text:span text:style-name="T3">andis</text:span></text:p>
              </text:list-item>
              <text:list-item>
                <text:p><text:span text:style-name="T3">“</text:span><text:span text:style-name="T3">An algorithm for the organization of information”</text:span></text:p>
              </text:list-item>
              <text:list-item>
                <text:p><text:span text:style-name="T3">Self balancing binary search tree</text:span></text:p>
              </text:list-item>
              <text:list-item>
                <text:p><text:span text:style-name="T3">Height balanced</text:span></text:p>
                <text:list>
                  <text:list-item>
                    <text:p><text:span text:style-name="T3">Balancing of tree is done based on the height</text:span></text:p>
                  </text:list-item>
                  <text:list-item>
                    <text:p><text:span text:style-name="T3">BalanceFactor(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23" draw:id="id23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BalanceFactor(N)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For a node N,</text:p>
                <text:p><text:span text:style-name="T6">BalanceFactor(N) = -Height(Left_subtree(N)) + Height(Right_subtree(N))</text:span></text:p>
                <text:list>
                  <text:list-item>
                    <text:p><text:span text:style-name="T7">BalanceFactor(N) &lt; 0 <text:s/></text:span><text:span text:style-name="T7"><text:tab/></text:span><text:span text:style-name="T7">→ Left Heavy</text:span></text:p>
                  </text:list-item>
                  <text:list-item>
                    <text:p><text:span text:style-name="T7">BalanceFactor(N) &gt; 0 <text:s/></text:span><text:span text:style-name="T7"><text:tab/></text:span><text:span text:style-name="T7">→ Right Heavy</text:span></text:p>
                  </text:list-item>
                  <text:list-item>
                    <text:p><text:span text:style-name="T7">BalanceFactor(N) = 0 <text:s/></text:span><text:span text:style-name="T7"><text:tab/></text:span><text:span text:style-name="T7">→ Balanced</text:span></text:p>
                  </text:list-item>
                </text:list>
              </text:list-item>
              <text:list-item>
                <text:p xml:id="id24" text:id="id24"><text:span text:style-name="T7">In an AVL tree, BalanceFactor(N) may have the following values</text:span></text:p>
              </text:list-item>
            </text:list>
          </draw:text-box>
        </draw:frame>
        <draw:frame draw:style-name="gr5" draw:text-style-name="P6" draw:layer="layout" svg:width="3.41cm" svg:height="1.505cm" svg:x="8.455cm" svg:y="8cm">
          <draw:text-box>
            <text:p xml:id="id25" text:id="id25"><text:span text:style-name="T3">{ -1, 0, +1 }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26" draw:id="id26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Operations : Insertion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Basic insertion operation is similar to that of BST</text:p>
              </text:list-item>
              <text:list-item>
                <text:p>After inserting a node at appropriate position, check for the BalanceFactor(N)</text:p>
              </text:list-item>
              <text:list-item>
                <text:p>If a sub-tree of any node is not balanced, perform rotations to balance the tree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standard" draw:layer="layout" svg:width="11.729cm" svg:height="1.092cm" svg:x="4.296cm" svg:y="7.818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9">53</text:span></text:p>
              </table:table-cell>
              <table:table-cell table:style-name="ce2">
                <text:p text:style-name="P10"><text:span text:style-name="T9">75</text:span></text:p>
              </table:table-cell>
              <table:table-cell table:style-name="ce3">
                <text:p text:style-name="P10"><text:span text:style-name="T9">42</text:span></text:p>
              </table:table-cell>
              <table:table-cell table:style-name="ce4">
                <text:p text:style-name="P10"><text:span text:style-name="T9">18</text:span></text:p>
              </table:table-cell>
              <table:table-cell table:style-name="ce5">
                <text:p text:style-name="P10"><text:span text:style-name="T9">47</text:span></text:p>
              </table:table-cell>
              <table:table-cell table:style-name="ce6">
                <text:p text:style-name="P10"><text:span text:style-name="T9">8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488cm" svg:height="2.122cm" svg:x="3.576cm" svg:y="5.7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>
              <table:table-cell table:style-name="ce7">
                <text:list text:style-name="L3">
                  <text:list-header>
                    <text:p text:style-name="P11"><text:span text:style-name="T10">- Right - Right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1"><text:span text:style-name="T10">- Left - Left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3">
                  <text:list-header>
                    <text:p text:style-name="P11"><text:span text:style-name="T10">- Right - Left</text:span></text:p>
                  </text:list-header>
                </text:list>
              </table:table-cell>
              <table:table-cell table:style-name="ce10">
                <text:list text:continue-numbering="true" text:style-name="L3">
                  <text:list-header>
                    <text:p text:style-name="P11"><text:span text:style-name="T10">- Left - Right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837cm" svg:height="0.971cm" svg:x="4.242cm" svg:y="9.29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>
              <table:table-cell table:style-name="ce11">
                <text:p text:style-name="P10"><text:span text:style-name="T9">62</text:span></text:p>
              </table:table-cell>
              <table:table-cell table:style-name="ce12">
                <text:p text:style-name="P10"><text:span text:style-name="T9">35</text:span></text:p>
              </table:table-cell>
              <table:table-cell table:style-name="ce13">
                <text:p text:style-name="P10"><text:span text:style-name="T9">81</text:span></text:p>
              </table:table-cell>
              <table:table-cell table:style-name="ce14">
                <text:p text:style-name="P10"><text:span text:style-name="T9">29</text:span></text:p>
              </table:table-cell>
              <table:table-cell table:style-name="ce15">
                <text:p text:style-name="P10"><text:span text:style-name="T9">72</text:span></text:p>
              </table:table-cell>
              <table:table-cell table:style-name="ce16">
                <text:p text:style-name="P10"><text:span text:style-name="T9">94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27" draw:id="id27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Operations : Searching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Searching for a node in a tree</text:span></text:p>
                <text:list>
                  <text:list-item>
                    <text:p><text:span text:style-name="T3">Compare the key element value with the value at node</text:span></text:p>
                  </text:list-item>
                  <text:list-item>
                    <text:p><text:span text:style-name="T3">Begin the comparison from root node and continue down the tree till the key element is found or leaf node is reached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1cm" svg:height="1cm" svg:x="10.025cm" svg:y="5.426cm">
          <text:p text:style-name="P7"><text:span text:style-name="T11">5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cm" svg:height="1cm" svg:x="8.6cm" svg:y="7.1cm">
          <text:p text:style-name="P7"><text:span text:style-name="T1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cm" svg:height="1cm" svg:x="7cm" svg:y="8.7cm">
          <text:p text:style-name="P7"><text:span text:style-name="T1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cm" svg:height="1cm" svg:x="10cm" svg:y="8.7cm">
          <text:p text:style-name="P7"><text:span text:style-name="T9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cm" svg:height="1cm" svg:x="11.8cm" svg:y="7.1cm">
          <text:p text:style-name="P7"><text:span text:style-name="T11">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0.8cm" svg:y1="6.3cm" svg:x2="12cm" svg:y2="7.3cm">
          <text:p/>
        </draw:line>
        <draw:line draw:style-name="gr3" draw:text-style-name="P7" draw:layer="layout" svg:x1="10.2cm" svg:y1="6.3cm" svg:x2="9.4cm" svg:y2="7.3cm">
          <text:p/>
        </draw:line>
        <draw:line draw:style-name="gr3" draw:text-style-name="P7" draw:layer="layout" svg:x1="8.8cm" svg:y1="7.9cm" svg:x2="7.8cm" svg:y2="8.9cm">
          <text:p/>
        </draw:line>
        <draw:line draw:style-name="gr3" draw:text-style-name="P7" draw:layer="layout" svg:x1="9.4cm" svg:y1="7.9cm" svg:x2="10.2cm" svg:y2="8.9cm">
          <text:p/>
        </draw:line>
        <draw:frame draw:style-name="gr7" draw:text-style-name="P14" draw:layer="layout" svg:width="2.6cm" svg:height="0.806cm" svg:x="12.7cm" svg:y="7.1cm">
          <draw:text-box>
            <text:p><text:span text:style-name="T12">+1</text:span></text:p>
          </draw:text-box>
        </draw:frame>
        <draw:frame draw:style-name="gr7" draw:text-style-name="P14" draw:layer="layout" svg:width="2.6cm" svg:height="0.806cm" svg:x="8cm" svg:y="7.1cm">
          <draw:text-box>
            <text:p><text:span text:style-name="T12">0</text:span></text:p>
          </draw:text-box>
        </draw:frame>
        <draw:frame draw:style-name="gr7" draw:text-style-name="P14" draw:layer="layout" svg:width="2.6cm" svg:height="0.806cm" svg:x="9.4cm" svg:y="8.694cm">
          <draw:text-box>
            <text:p><text:span text:style-name="T12">0</text:span></text:p>
          </draw:text-box>
        </draw:frame>
        <draw:frame draw:style-name="gr7" draw:text-style-name="P14" draw:layer="layout" svg:width="2.6cm" svg:height="0.806cm" svg:x="6.4cm" svg:y="8.7cm">
          <draw:text-box>
            <text:p><text:span text:style-name="T12">0</text:span></text:p>
          </draw:text-box>
        </draw:frame>
        <draw:frame draw:style-name="gr7" draw:text-style-name="P14" draw:layer="layout" svg:width="2.6cm" svg:height="0.806cm" svg:x="9.4cm" svg:y="5.494cm">
          <draw:text-box>
            <text:p><text:span text:style-name="T12">0</text:span></text:p>
          </draw:text-box>
        </draw:frame>
        <draw:custom-shape draw:style-name="gr6" draw:text-style-name="P8" draw:layer="layout" svg:width="1cm" svg:height="1cm" svg:x="13.295cm" svg:y="8.662cm">
          <text:p text:style-name="P7"><text:span text:style-name="T4">8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2.6cm" svg:y1="7.906cm" svg:x2="13.6cm" svg:y2="9cm">
          <text:p/>
        </draw:line>
        <draw:frame draw:style-name="gr7" draw:text-style-name="P14" draw:layer="layout" svg:width="2.6cm" svg:height="0.806cm" svg:x="14.2cm" svg:y="8.662cm">
          <draw:text-box>
            <text:p><text:span text:style-name="T12">0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28" draw:id="id28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Operations : Deletion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Basic deletion operation is similar to that of BST</text:p>
              </text:list-item>
              <text:list-item>
                <text:p>Find the node to be deleted by comparing with the key element using the searching technique</text:p>
              </text:list-item>
              <text:list-item>
                <text:p>Check for the BalanceFactor(N) after deletion</text:p>
              </text:list-item>
              <text:list-item>
                <text:p>If a sub-tree of any node is not balanced, perform rotations to balance the tree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29" draw:id="id29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Operations : Traversal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Traversing through a tree </text:span></text:p>
                <text:list>
                  <text:list-item>
                    <text:p xml:id="id30" text:id="id30"><text:span text:style-name="T3">Pre - order traversal (Node – Left_child – Right_child)</text:span></text:p>
                  </text:list-item>
                  <text:list-item>
                    <text:p xml:id="id31" text:id="id31"><text:span text:style-name="T3">In - order traversal (Left_child – Node – Right_child)</text:span></text:p>
                  </text:list-item>
                  <text:list-item>
                    <text:p xml:id="id32" text:id="id32"><text:span text:style-name="T3">Post - order traversal (Left_child – Right_child – Node)</text:span></text:p>
                  </text:list-item>
                  <text:list-item>
                    <text:p xml:id="id33" text:id="id33"><text:span text:style-name="T3">Level order traversa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1cm" svg:height="1cm" svg:x="9.925cm" svg:y="6.027cm">
          <text:p text:style-name="P7"><text:span text:style-name="T11">5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cm" svg:height="1cm" svg:x="8.5cm" svg:y="7.701cm">
          <text:p text:style-name="P7"><text:span text:style-name="T1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cm" svg:height="1cm" svg:x="6.9cm" svg:y="9.301cm">
          <text:p text:style-name="P7"><text:span text:style-name="T1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cm" svg:height="1cm" svg:x="9.9cm" svg:y="9.301cm">
          <text:p text:style-name="P7"><text:span text:style-name="T9">4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cm" svg:height="1cm" svg:x="11.7cm" svg:y="7.701cm">
          <text:p text:style-name="P7"><text:span text:style-name="T11">7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0.7cm" svg:y1="6.901cm" svg:x2="11.9cm" svg:y2="7.901cm">
          <text:p/>
        </draw:line>
        <draw:line draw:style-name="gr3" draw:text-style-name="P7" draw:layer="layout" svg:x1="10.1cm" svg:y1="6.901cm" svg:x2="9.3cm" svg:y2="7.901cm">
          <text:p/>
        </draw:line>
        <draw:line draw:style-name="gr3" draw:text-style-name="P7" draw:layer="layout" svg:x1="8.7cm" svg:y1="8.501cm" svg:x2="7.7cm" svg:y2="9.501cm">
          <text:p/>
        </draw:line>
        <draw:line draw:style-name="gr3" draw:text-style-name="P7" draw:layer="layout" svg:x1="9.3cm" svg:y1="8.501cm" svg:x2="10.1cm" svg:y2="9.501cm">
          <text:p/>
        </draw:line>
        <draw:frame draw:style-name="gr7" draw:text-style-name="P14" draw:layer="layout" svg:width="2.6cm" svg:height="0.806cm" svg:x="12.6cm" svg:y="7.701cm">
          <draw:text-box>
            <text:p><text:span text:style-name="T12">+1</text:span></text:p>
          </draw:text-box>
        </draw:frame>
        <draw:frame draw:style-name="gr7" draw:text-style-name="P14" draw:layer="layout" svg:width="2.6cm" svg:height="0.806cm" svg:x="7.9cm" svg:y="7.701cm">
          <draw:text-box>
            <text:p><text:span text:style-name="T12">0</text:span></text:p>
          </draw:text-box>
        </draw:frame>
        <draw:frame draw:style-name="gr7" draw:text-style-name="P14" draw:layer="layout" svg:width="2.6cm" svg:height="0.806cm" svg:x="9.3cm" svg:y="9.295cm">
          <draw:text-box>
            <text:p><text:span text:style-name="T12">0</text:span></text:p>
          </draw:text-box>
        </draw:frame>
        <draw:frame draw:style-name="gr7" draw:text-style-name="P14" draw:layer="layout" svg:width="2.6cm" svg:height="0.806cm" svg:x="6.3cm" svg:y="9.301cm">
          <draw:text-box>
            <text:p><text:span text:style-name="T12">0</text:span></text:p>
          </draw:text-box>
        </draw:frame>
        <draw:frame draw:style-name="gr7" draw:text-style-name="P14" draw:layer="layout" svg:width="2.6cm" svg:height="0.806cm" svg:x="9.3cm" svg:y="6.095cm">
          <draw:text-box>
            <text:p><text:span text:style-name="T12">0</text:span></text:p>
          </draw:text-box>
        </draw:frame>
        <draw:custom-shape draw:style-name="gr6" draw:text-style-name="P12" draw:layer="layout" svg:width="1cm" svg:height="1cm" svg:x="13.195cm" svg:y="9.263cm">
          <text:p text:style-name="P7"><text:span text:style-name="T11">8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2.5cm" svg:y1="8.507cm" svg:x2="13.5cm" svg:y2="9.601cm">
          <text:p/>
        </draw:line>
        <draw:frame draw:style-name="gr7" draw:text-style-name="P14" draw:layer="layout" svg:width="2.6cm" svg:height="0.806cm" svg:x="14.1cm" svg:y="9.263cm">
          <draw:text-box>
            <text:p><text:span text:style-name="T12">0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34" draw:id="id34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Time Complexity </text:span></text:p>
          </draw:text-box>
        </draw:frame>
        <draw:frame draw:style-name="standard" draw:layer="layout" svg:width="18cm" svg:height="7.366cm" svg:x="1.16cm" svg:y="2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6"/>
            <table:table-row table:style-name="ro5">
              <table:table-cell table:style-name="ce17">
                <text:p text:style-name="P15"><text:span text:style-name="T13">Algorithm</text:span></text:p>
              </table:table-cell>
              <table:table-cell table:style-name="ce18">
                <text:p text:style-name="P15"><text:span text:style-name="T9">Average case</text:span></text:p>
              </table:table-cell>
              <table:table-cell table:style-name="ce19">
                <text:p text:style-name="P15"><text:span text:style-name="T9">Worst case</text:span></text:p>
              </table:table-cell>
            </table:table-row>
            <table:table-row table:style-name="ro6">
              <table:table-cell table:style-name="ce20">
                <text:p text:style-name="P16"><text:span text:style-name="T9">Space</text:span></text:p>
              </table:table-cell>
              <table:table-cell table:style-name="ce21">
                <text:p text:style-name="P16"><text:span text:style-name="T9">O(n)</text:span></text:p>
              </table:table-cell>
              <table:table-cell table:style-name="ce22">
                <text:p text:style-name="P16"><text:span text:style-name="T9">O(n)</text:span></text:p>
              </table:table-cell>
            </table:table-row>
            <table:table-row table:style-name="ro6">
              <table:table-cell table:style-name="ce23">
                <text:p text:style-name="P16"><text:span text:style-name="T9">Insert</text:span></text:p>
              </table:table-cell>
              <table:table-cell table:style-name="ce24">
                <text:p text:style-name="P16"><text:span text:style-name="T9">O(log n)</text:span></text:p>
              </table:table-cell>
              <table:table-cell table:style-name="ce25">
                <text:p text:style-name="P16"><text:span text:style-name="T9">O(log n)</text:span></text:p>
              </table:table-cell>
            </table:table-row>
            <table:table-row table:style-name="ro7">
              <table:table-cell table:style-name="ce26">
                <text:p text:style-name="P16"><text:span text:style-name="T9">Search</text:span></text:p>
              </table:table-cell>
              <table:table-cell table:style-name="ce27">
                <text:p text:style-name="P16"><text:span text:style-name="T9">O(log n)</text:span></text:p>
              </table:table-cell>
              <table:table-cell table:style-name="ce28">
                <text:p text:style-name="P16"><text:span text:style-name="T9">O(log n)</text:span></text:p>
              </table:table-cell>
            </table:table-row>
            <table:table-row table:style-name="ro8">
              <table:table-cell table:style-name="ce29">
                <text:p text:style-name="P16"><text:span text:style-name="T9">Delete</text:span></text:p>
              </table:table-cell>
              <table:table-cell table:style-name="ce30">
                <text:p text:style-name="P16"><text:span text:style-name="T9">O(log n)</text:span></text:p>
              </table:table-cell>
              <table:table-cell table:style-name="ce31">
                <text:p text:style-name="P16"><text:span text:style-name="T9">O(log n)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35" draw:id="id35">
        <office:forms form:automatic-focus="false" form:apply-design-mode="false"/>
        <draw:frame presentation:style-name="pr4" draw:text-style-name="P5" draw:layer="layout" svg:width="18.202cm" svg:height="0.888cm" svg:x="0.4cm" svg:y="0.302cm" presentation:class="title" presentation:user-transformed="true">
          <draw:text-box>
            <text:p><text:span text:style-name="T2">Applications</text:span></text:p>
          </draw:text-box>
        </draw:frame>
        <draw:frame presentation:style-name="pr5" draw:text-style-name="P6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Organization of data(words) in Dictionary</text:p>
              </text:list-item>
              <text:list-item>
                <text:p>Defense applications</text:p>
              </text:list-item>
              <text:list-item>
                <text:p>Replaced with R-B tree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36" draw:id="id36">
        <draw:frame draw:style-name="gr8" draw:text-style-name="P17" draw:layer="layout" svg:width="7cm" svg:height="1.403cm" svg:x="6.614cm" svg:y="4.789cm">
          <draw:text-box>
            <text:p text:style-name="P7"><text:span text:style-name="T14">Queries...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Address" xml:id="id37" draw:id="id37"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osing" xml:id="id38" draw:id="id38"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5" svg:font-family="'Century Gothic'" style:font-adornments="Regular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blue1" style:family="table-cell" style:parent-style-name="default"/>
    <style:style style:name="blue2" style:family="table-cell" style:parent-style-name="default"/>
    <style:style style:name="blue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AFD2F1E0BCFF879E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AFD2F1E0BCFF879E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525D4050A9FBBC8D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1D8EE6D235BA0454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66A297C26F1BDA83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6BCA61687F26C68B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FC91C85A466B2C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08:21:34.265830506</meta:creation-date>
    <dc:date>2017-01-03T14:08:36.272898864</dc:date>
    <meta:editing-duration>PT13H42M43S</meta:editing-duration>
    <meta:editing-cycles>41</meta:editing-cycles>
    <meta:generator>LibreOffice/4.2.4.2$Linux_x86 LibreOffice_project/420m0$Build-2</meta:generator>
    <meta:document-statistic meta:object-count="205"/>
  </office:meta>
</office:document-meta>
</file>